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rsid="003f31e3" officeooo:paragraph-rsid="003f31e3"/>
    </style:style>
    <style:style style:name="P2" style:family="paragraph" style:parent-style-name="Standard" style:list-style-name="L1">
      <style:text-properties officeooo:paragraph-rsid="004aab7d"/>
    </style:style>
    <style:style style:name="P3" style:family="paragraph" style:parent-style-name="Standard" style:list-style-name="L1">
      <style:text-properties officeooo:rsid="0021b8de" officeooo:paragraph-rsid="00537b73"/>
    </style:style>
    <style:style style:name="P4" style:family="paragraph" style:parent-style-name="Standard" style:list-style-name="L1">
      <style:text-properties officeooo:rsid="00486396" officeooo:paragraph-rsid="00486396"/>
    </style:style>
    <style:style style:name="P5" style:family="paragraph" style:parent-style-name="Standard" style:list-style-name="L1">
      <style:text-properties officeooo:rsid="004d51e2" officeooo:paragraph-rsid="004d51e2"/>
    </style:style>
    <style:style style:name="P6" style:family="paragraph" style:parent-style-name="Standard" style:list-style-name="L1">
      <style:text-properties officeooo:rsid="004c23d7" officeooo:paragraph-rsid="004c23d7"/>
    </style:style>
    <style:style style:name="P7" style:family="paragraph" style:parent-style-name="Standard" style:list-style-name="L1">
      <style:text-properties officeooo:rsid="00051fe7" officeooo:paragraph-rsid="00051fe7"/>
    </style:style>
    <style:style style:name="P8" style:family="paragraph" style:parent-style-name="Standard" style:list-style-name="L1">
      <style:text-properties officeooo:rsid="00189672" officeooo:paragraph-rsid="00193c77"/>
    </style:style>
    <style:style style:name="P9" style:family="paragraph" style:parent-style-name="Standard" style:list-style-name="L1">
      <style:text-properties officeooo:rsid="003b2374" officeooo:paragraph-rsid="003b2374"/>
    </style:style>
    <style:style style:name="P10" style:family="paragraph" style:parent-style-name="Standard" style:list-style-name="L1">
      <style:text-properties officeooo:rsid="004ee04a" officeooo:paragraph-rsid="004ee04a"/>
    </style:style>
    <style:style style:name="P11" style:family="paragraph" style:parent-style-name="Standard" style:list-style-name="L1">
      <style:text-properties officeooo:rsid="00500d0e" officeooo:paragraph-rsid="00500d0e"/>
    </style:style>
    <style:style style:name="P12" style:family="paragraph" style:parent-style-name="Standard" style:list-style-name="L1">
      <style:text-properties officeooo:rsid="0051fdab" officeooo:paragraph-rsid="0051fdab"/>
    </style:style>
    <style:style style:name="P13" style:family="paragraph" style:parent-style-name="Standard" style:list-style-name="L1">
      <style:text-properties officeooo:rsid="00537b73" officeooo:paragraph-rsid="00537b73"/>
    </style:style>
    <style:style style:name="P14" style:family="paragraph" style:parent-style-name="Standard" style:list-style-name="L1">
      <style:text-properties officeooo:rsid="0055a59e" officeooo:paragraph-rsid="0055a59e"/>
    </style:style>
    <style:style style:name="P15" style:family="paragraph" style:parent-style-name="Standard" style:list-style-name="L1">
      <style:text-properties officeooo:rsid="00563622" officeooo:paragraph-rsid="00563622"/>
    </style:style>
    <style:style style:name="T1" style:family="text">
      <style:text-properties officeooo:rsid="0049c996"/>
    </style:style>
    <style:style style:name="T2" style:family="text">
      <style:text-properties officeooo:rsid="004aab7d"/>
    </style:style>
    <style:style style:name="T3" style:family="text">
      <style:text-properties officeooo:rsid="004b5431"/>
    </style:style>
    <style:style style:name="T4" style:family="text">
      <style:text-properties fo:font-variant="normal" fo:text-transform="none" style:font-name="gg sans" fo:font-size="12pt" fo:letter-spacing="normal" fo:font-style="normal" style:text-underline-style="solid" style:text-underline-width="auto" style:text-underline-color="font-color" fo:font-weight="normal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...later</text:p>
      <text:list xml:id="list561727946" text:style-name="L1">
        <text:list-item>
          <text:p text:style-name="P3">Make the event title marquee</text:p>
        </text:list-item>
        <text:list-item>
          <text:p text:style-name="P4">There's a delay in requesting the location from the main activity, so it's possible for the user to search with autodetect before the location is actually ready<text:span text:style-name="T1">. Threading issues!</text:span></text:p>
          <text:list>
            <text:list-item>
              <text:p text:style-name="P2"><text:span text:style-name="T2">Look into using an executor</text:span><text:span text:style-name="T3"> </text:span><text:a xlink:type="simple" xlink:href="https://developer.android.com/reference/java/util/concurrent/Executor" office:target-frame-name="_blank" xlink:show="new" text:style-name="Internet_20_link" text:visited-style-name="Visited_20_Internet_20_Link"><text:span text:style-name="T4">https://developer.android.com/reference/java/util/concurrent/Executor</text:span></text:a> </text:p>
            </text:list-item>
            <text:list-item>
              <text:p text:style-name="P5">LocationManager.getCurrentLocation is a method that exists</text:p>
            </text:list-item>
            <text:list-item>
              <text:p text:style-name="P5">You can add an executor to the getlocationrequest function</text:p>
            </text:list-item>
          </text:list>
        </text:list-item>
        <text:list-item>
          <text:p text:style-name="P6">If a bad string query is sent to getjson in main activity, it will produce an unhandled error</text:p>
        </text:list-item>
        <text:list-item>
          <text:p text:style-name="P7">Make category rows disappear when they don't find legitimate data</text:p>
        </text:list-item>
        <text:list-item>
          <text:p text:style-name="P8">Update time to AM/PM</text:p>
        </text:list-item>
        <text:list-item>
          <text:p text:style-name="P9">Link for buying tickets disappears and never scrolls back after visiting a web page</text:p>
        </text:list-item>
        <text:list-item>
          <text:p text:style-name="P10">Search queries get reset sometimes, after searching through results and coming back</text:p>
        </text:list-item>
        <text:list-item>
          <text:p text:style-name="P11">Location input disappearing doesn't move buttons</text:p>
        </text:list-item>
        <text:list-item>
          <text:p text:style-name="P12">Change snackbars back to original colors</text:p>
        </text:list-item>
        <text:list-item>
          <text:p text:style-name="P13">Some venue images seem to throw errors, showing black instead of the placeholder</text:p>
        </text:list-item>
        <text:list-item>
          <text:p text:style-name="P13">Autocomplete doesn't call the back end</text:p>
        </text:list-item>
        <text:list-item>
          <text:p text:style-name="P14">Backend still throws token not provided error sometimes (Spotify API)</text:p>
        </text:list-item>
        <text:list-item>
          <text:p text:style-name="P15">Clear button doesn't restore missing location inpu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3T22:25:24.286000000</dc:date>
    <meta:editing-duration>PT23H11M26S</meta:editing-duration>
    <meta:editing-cycles>8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7" meta:word-count="179" meta:character-count="1120" meta:non-whitespace-character-count="973"/>
  </office:meta>
</office:document-meta>
</file>